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d850" officeooo:paragraph-rsid="001bd850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bold" style:font-size-asian="9pt" style:font-weight-asian="bold" style:font-name-complex="Lucida Console1" style:font-size-complex="9pt" style:language-complex="ar" style:country-complex="SA" style:font-weight-complex="bold"/>
    </style:style>
    <style:style style:name="P5" style:family="paragraph" style:parent-style-name="Standard">
      <style:paragraph-properties fo:margin-left="0.75in" fo:margin-right="0in" fo:margin-top="0in" fo:margin-bottom="0in" loext:contextual-spacing="false" fo:line-height="100%" fo:text-indent="0.25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  <style:text-properties style:font-name="Lucida Console" fo:font-size="9pt" fo:font-weight="bold" style:font-size-asian="9pt" style:font-weight-asian="bold" style:font-name-complex="Lucida Console1" style:font-size-complex="9pt" style:language-complex="ar" style:country-complex="SA" style:font-weight-complex="bold"/>
    </style:style>
    <style:style style:name="P8" style:family="paragraph" style:parent-style-name="Standard">
      <style:paragraph-properties fo:margin-left="0.5in" fo:margin-right="0in" fo:text-indent="0.5in" style:auto-text-indent="false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margin-left="0.7953in" fo:margin-right="0in" fo:text-indent="0.2047in" style:auto-text-indent="false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3"/>
    <style:style style:name="P14" style:family="paragraph" style:parent-style-name="List_20_Paragraph" style:list-style-name="WWNum4"/>
    <style:style style:name="P15" style:family="paragraph" style:parent-style-name="List_20_Paragraph">
      <style:paragraph-properties fo:margin-left="0.5453in" fo:margin-right="0in" fo:text-indent="0.4547in" style:auto-text-indent="false"/>
    </style:style>
    <style:style style:name="P16" style:family="paragraph" style:parent-style-name="List_20_Paragraph">
      <style:paragraph-properties fo:margin-left="0.5453in" fo:margin-right="0in" fo:text-indent="0.4547in" style:auto-text-indent="false"/>
      <style:text-properties fo:font-weight="bold" style:font-weight-asian="bold" style:font-weight-complex="bold"/>
    </style:style>
    <style:style style:name="P17" style:family="paragraph" style:parent-style-name="List_20_Paragraph">
      <style:paragraph-properties fo:margin-left="0.75in" fo:margin-right="0in" fo:text-indent="0in" style:auto-text-indent="false"/>
    </style:style>
    <style:style style:name="P18" style:family="paragraph" style:parent-style-name="HTML_20_Preformatted">
      <style:paragraph-properties style:vertical-align="baseline"/>
    </style:style>
    <style:style style:name="P19" style:family="paragraph" style:parent-style-name="No_20_Spacing">
      <style:text-properties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850" style:font-weight-asian="bold" style:font-weight-complex="bold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Lucida Console" fo:font-size="9pt" fo:font-weight="bold" style:font-size-asian="9pt" style:font-weight-asian="bold" style:font-name-complex="Lucida Console1" style:font-size-complex="9pt" style:language-complex="ar" style:country-complex="SA" style:font-weight-complex="bold"/>
    </style:style>
    <style:style style:name="T5" style:family="text">
      <style:text-properties style:font-name="Lucida Console" fo:font-size="9pt" fo:font-weight="bold" officeooo:rsid="001bd850" style:font-size-asian="9pt" style:font-weight-asian="bold" style:font-name-complex="Lucida Console1" style:font-size-complex="9pt" style:language-complex="ar" style:country-complex="SA" style:font-weight-complex="bold"/>
    </style:style>
    <style:style style:name="T6" style:family="text">
      <style:text-properties style:font-name="Lucida Console" fo:font-size="9pt" fo:font-weight="bold" officeooo:rsid="001d52b9" style:font-size-asian="9pt" style:font-weight-asian="bold" style:font-name-complex="Lucida Console1" style:font-size-complex="9pt" style:language-complex="ar" style:country-complex="SA" style:font-weight-complex="bold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" fo:font-weight="bold" style:font-weight-asian="bold" style:font-weight-complex="bold" loext:padding="0in" loext:border="none"/>
    </style:style>
    <style:style style:name="T9" style:family="text">
      <style:text-properties officeooo:rsid="001d49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Q1. Explore the following commands with various options, refer man pages for </text:p>
      <text:p text:style-name="Standard"><text:s text:c="4"/>further help a) date b) cal c) bc d) echo e) who</text:p>
      <text:p text:style-name="Standard"><text:s/>f) whoami </text:p>
      <text:p text:style-name="Standard">g) logname -<text:span text:style-name="T1">login name</text:span></text:p>
      <text:p text:style-name="Standard">g) unam <text:s text:c="5"/>-<text:span text:style-name="T1">name of the kernel</text:span></text:p>
      <text:p text:style-name="Standard">h)seq <text:s text:c="10"/><text:span text:style-name="T1">-seq first increment last</text:span></text:p>
      <text:p text:style-name="Standard">i) clear <text:s text:c="7"/><text:span text:style-name="T1">-clear the screen</text:span></text:p>
      <text:p text:style-name="Standard">--------------------------------------------------------------------------------------------------------------------------------------</text:p>
      <text:p text:style-name="Standard">Q2.<text:tab/>A) Create three directory a b and c and create a.txt,b.txt and c.txt</text:p>
      <text:p text:style-name="Standard"><text:tab/><text:tab/>in each directory respectively and then copy c directory into the a.</text:p>
      <text:p text:style-name="No_20_Spacing"><text:span text:style-name="T3">mkdir a b c</text:span></text:p>
      <text:p text:style-name="No_20_Spacing"><text:span text:style-name="T3">cd a</text:span></text:p>
      <text:p text:style-name="No_20_Spacing"><text:span text:style-name="T3">touch a.txt</text:span></text:p>
      <text:p text:style-name="No_20_Spacing"><text:span text:style-name="T3">cd ..</text:span></text:p>
      <text:p text:style-name="No_20_Spacing"><text:span text:style-name="T3">cd b</text:span></text:p>
      <text:p text:style-name="No_20_Spacing"><text:span text:style-name="T3">touch b.txt</text:span></text:p>
      <text:p text:style-name="No_20_Spacing"><text:span text:style-name="T3">cd ..</text:span></text:p>
      <text:p text:style-name="No_20_Spacing"><text:span text:style-name="T3">cd c</text:span></text:p>
      <text:p text:style-name="No_20_Spacing"><text:span text:style-name="T3">touch c.txt</text:span></text:p>
      <text:p text:style-name="No_20_Spacing"><text:span text:style-name="T3">cd ..</text:span></text:p>
      <text:p text:style-name="No_20_Spacing"><text:span text:style-name="T3">cp -r c a</text:span></text:p>
      <text:p text:style-name="P19"/>
      <text:p text:style-name="Standard"/>
      <text:p text:style-name="P2">B)Move Directory b to c.</text:p>
      <text:p text:style-name="P3"><text:tab/><text:tab/><text:span text:style-name="T4">mv b c</text:span></text:p>
      <text:p text:style-name="P2">C)Create alias of ls -lh command to your name.</text:p>
      <text:p text:style-name="P2"><text:tab/><text:span text:style-name="T4">alias </text:span><text:span text:style-name="T5">pratik</text:span><text:span text:style-name="T4"> = "ls -lh"</text:span></text:p>
      <text:p text:style-name="Standard"><text:tab/>D)Change Directory name a to cdac.</text:p>
      <text:p text:style-name="Standard"><text:tab/><text:tab/><text:span text:style-name="T4">mv c cdac</text:span></text:p>
      <text:p text:style-name="P1"><text:span text:style-name="T4">``````````````````````````````````````````````````````````````````````````````````</text:span></text:p>
      <text:p text:style-name="Standard">Q3. A) Create five files file1.txt , file2.txt ,file3.txt file4.txt and</text:p>
      <text:p text:style-name="Standard"><text:s text:c="4"/>file5.txt with some text inside it. Search for 's' character</text:p>
      <text:p text:style-name="Standard"><text:s text:c="4"/>inside all the files using grep command.</text:p>
      <text:p text:style-name="Standard"><text:s text:c="4"/>Also Use cat to view all file content together.</text:p>
      <text:p text:style-name="P5"><text:span text:style-name="T4">cat file1.txt</text:span></text:p>
      <text:p text:style-name="P6"><text:span text:style-name="T4">hello </text:span><text:span text:style-name="T6">pratik</text:span><text:span text:style-name="T4">,welcome to CDAC</text:span></text:p>
      <text:p text:style-name="P4"/>
      <text:p text:style-name="P6"><text:span text:style-name="T4">cat &gt;file2.txt</text:span></text:p>
      <text:p text:style-name="P5"><text:span text:style-name="T4">I am doing shell scriting</text:span></text:p>
      <text:p text:style-name="P4"/>
      <text:p text:style-name="P4"/>
      <text:p text:style-name="P6"><text:soft-page-break/><text:span text:style-name="T4">cat &gt;file3.txt</text:span></text:p>
      <text:p text:style-name="P5"><text:span text:style-name="T4">I am learning OS</text:span></text:p>
      <text:p text:style-name="P5"><text:span text:style-name="T4">cat &gt;file4.txt</text:span></text:p>
      <text:p text:style-name="P6"><text:span text:style-name="T4">I am learning in online mode</text:span></text:p>
      <text:p text:style-name="P4"/>
      <text:p text:style-name="P4"/>
      <text:p text:style-name="P5"><text:span text:style-name="T4">cat &gt;file5.txt</text:span></text:p>
      <text:p text:style-name="P6"><text:span text:style-name="T4">I am using Cygwin terminal for OS</text:span></text:p>
      <text:p text:style-name="P7"/>
      <text:p text:style-name="P6"><text:span text:style-name="T4">grep s *</text:span></text:p>
      <text:p text:style-name="P8"><text:span text:style-name="T1">cat ./*</text:span></text:p>
      <text:p text:style-name="Standard"><text:tab/>B)Create file.txt using cat and edit that using nano editor.</text:p>
      <text:p text:style-name="Standard"><text:tab/><text:tab/><text:span text:style-name="T1">touch file.txt</text:span></text:p>
      <text:p text:style-name="Standard"><text:span text:style-name="T1"><text:tab/><text:tab/></text:span></text:p>
      <text:p text:style-name="Standard"><text:tab/>c)Create 5 empty files using touch command </text:p>
      <text:p text:style-name="Standard"><text:tab/><text:tab/><text:span text:style-name="T1">touch <text:s/>file1.txt file2.txt file2.txt file4.txt file5.txt</text:span></text:p>
      <text:p text:style-name="Standard"><text:tab/>D)Remove previously created directory a , b and c.</text:p>
      <text:p text:style-name="Standard"><text:tab/><text:tab/><text:span text:style-name="T1">rm -r a b c</text:span></text:p>
      <text:p text:style-name="Standard">Q4. Create a file with some content using vi editor</text:p>
      <text:list xml:id="list3562606466" text:style-name="WWNum2">
        <text:list-item>
          <text:p text:style-name="P12">Display the file using cat command</text:p>
        </text:list-item>
      </text:list>
      <text:p text:style-name="P9"><text:span text:style-name="T1">cat file1.txt</text:span></text:p>
      <text:list xml:id="list4537784819686" text:continue-numbering="true" text:style-name="WWNum2">
        <text:list-item>
          <text:p text:style-name="P12">Display line numbers along with content</text:p>
        </text:list-item>
      </text:list>
      <text:p text:style-name="P10"><text:span text:style-name="T1">cat -n <text:s/>file1.txt</text:span></text:p>
      <text:list xml:id="list4537658363911" text:continue-numbering="true" text:style-name="WWNum2">
        <text:list-item>
          <text:p text:style-name="P12">Display the file in reverse order using tac</text:p>
        </text:list-item>
      </text:list>
      <text:p text:style-name="P16"/>
      <text:p text:style-name="P15"><text:span text:style-name="T1">tac file1.txt</text:span></text:p>
      <text:p text:style-name="Standard"><text:s text:c="9"/>d) Combine multiple files using cat command</text:p>
      <text:p text:style-name="P8"><text:span text:style-name="T1">cat ./*</text:span></text:p>
      <text:p text:style-name="Standard"><text:tab/></text:p>
      <text:p text:style-name="Standard">Q5. Create Random some files and sub directories.</text:p>
      <text:list xml:id="list1882737904" text:style-name="WWNum3">
        <text:list-item>
          <text:p text:style-name="P13">display files row wise, column wise, 1 per row</text:p>
        </text:list-item>
      </text:list>
      <text:p text:style-name="P17"><text:span text:style-name="T1">column wise : paste f1.txt f2.txt f3.txt f4.txt f5.txt | pr -t -e24(display content in column mode)</text:span></text:p>
      <text:p text:style-name="P17"><text:span text:style-name="T1">column wise <text:s/>: ls</text:span></text:p>
      <text:p text:style-name="P17"><text:span text:style-name="T1">row wise <text:s text:c="8"/>: ls-lh</text:span></text:p>
      <text:p text:style-name="P17"><text:span text:style-name="T1">1 per row <text:s text:c="7"/>:</text:span> <text:span text:style-name="T1">ls -1 -- *.txt</text:span></text:p>
      <text:list xml:id="list4537889219066" text:continue-numbering="true" text:style-name="WWNum3">
        <text:list-item>
          <text:p text:style-name="P13">sort the files in ascending, descending order</text:p>
        </text:list-item>
      </text:list>
      <text:p text:style-name="P17"><text:span text:style-name="T1">ascending <text:s/>: ls </text:span></text:p>
      <text:p text:style-name="P17"><text:span text:style-name="T1">descending: ls -r</text:span></text:p>
      <text:list xml:id="list4537041616199" text:continue-numbering="true" text:style-name="WWNum3">
        <text:list-item>
          <text:p text:style-name="P13">Create some hidden files and sub directories and display them using “ls -a”</text:p>
        </text:list-item>
      </text:list>
      <text:p text:style-name="P17"><text:span text:style-name="T1">touch .file1.txt</text:span></text:p>
      <text:p text:style-name="P17"><text:span text:style-name="T1">ls -a</text:span></text:p>
      <text:list xml:id="list4536739770384" text:continue-numbering="true" text:style-name="WWNum3">
        <text:list-item>
          <text:p text:style-name="P13"><text:soft-page-break/>Change time stamp of some files and directories using touch command and display the files using ls -t ls -rt</text:p>
        </text:list-item>
      </text:list>
      <text:p text:style-name="P17"><text:span text:style-name="T1">touch -t 06011105 file1.txt</text:span></text:p>
      <text:p text:style-name="P17"><text:span text:style-name="T1">ls -t : file names in ascending order</text:span></text:p>
      <text:p text:style-name="P17"><text:span text:style-name="T1">ls -rt : file names in descending order</text:span></text:p>
      <text:list xml:id="list4536944155470" text:continue-numbering="true" text:style-name="WWNum3">
        <text:list-item>
          <text:p text:style-name="P13">Recursive display contents of your home directory.</text:p>
        </text:list-item>
      </text:list>
      <text:p text:style-name="P17"><text:span text:style-name="T1">ls -R</text:span></text:p>
      <text:list xml:id="list4538192909554" text:continue-numbering="true" text:style-name="WWNum3">
        <text:list-item>
          <text:p text:style-name="P13">display all attributes of files and directories using ls -l</text:p>
        </text:list-item>
      </text:list>
      <text:p text:style-name="P2">g) display attributes of a directory using ls -ld</text:p>
      <text:p text:style-name="Standard"/>
      <text:p text:style-name="Standard">==================================================================================</text:p>
      <text:p text:style-name="Standard">Q1. Create directory of your name and then create 4 files inside it named</text:p>
      <text:p text:style-name="Standard"><text:tab/>a.txt, b.txt, c.txt and d.sh. And change the directory permission to</text:p>
      <text:p text:style-name="Standard"><text:tab/>only user and also files permission to only user such that</text:p>
      <text:p text:style-name="No_20_Spacing"><text:tab/>mkdir <text:span text:style-name="T9">pratik</text:span></text:p>
      <text:p text:style-name="No_20_Spacing">touch a.txt b.txt c.txt d.sh</text:p>
      <text:p text:style-name="No_20_Spacing">chmod 700 <text:span text:style-name="T9">pratik</text:span></text:p>
      <text:p text:style-name="Standard"><text:tab/></text:p>
      <text:p text:style-name="No_20_Spacing">a)user can read and write the file a.txt and b.txt</text:p>
      <text:p text:style-name="Standard"><text:tab/><text:span text:style-name="T1">chmod 600 a.txt b.txt</text:span></text:p>
      <text:p text:style-name="Standard">b)user can write the file c.txt</text:p>
      <text:p text:style-name="Standard"><text:tab/><text:span text:style-name="T1">chmod 200 c.txt</text:span></text:p>
      <text:p text:style-name="Standard">c)user can exectuable the file d.sh. Make</text:p>
      <text:p text:style-name="Standard"><text:tab/><text:span text:style-name="T1">chmod 100 d.sh</text:span></text:p>
      <text:p text:style-name="Standard"><text:tab/>Contents of file d.sh:</text:p>
      <text:p text:style-name="Standard"><text:tab/><text:tab/><text:tab/>#/bin/sh</text:p>
      <text:p text:style-name="Standard"><text:tab/><text:tab/><text:tab/>ls -lh</text:p>
      <text:p text:style-name="Standard">Q2. Change the permission of the previous directory to executable only.</text:p>
      <text:p text:style-name="Standard"><text:tab/>Analyze the output.</text:p>
      <text:p text:style-name="Standard"><text:tab/><text:span text:style-name="T1">d--x------</text:span></text:p>
      <text:p text:style-name="Standard">Q3. Change the permission of the previous directory to read only.</text:p>
      <text:p text:style-name="Standard"><text:tab/>Analyze the output.</text:p>
      <text:p text:style-name="Standard"><text:tab/><text:span text:style-name="T1">dr--------</text:span></text:p>
      <text:p text:style-name="Standard">Q4. Use echo to list the all files of your home directory.</text:p>
      <text:p text:style-name="Standard"><text:tab/><text:span text:style-name="T1">echo *</text:span></text:p>
      <text:p text:style-name="Standard"><text:soft-page-break/>Q5. Use echo to list the all files of /etc/ directory</text:p>
      <text:p text:style-name="Standard"><text:tab/><text:span text:style-name="T1">echo *</text:span></text:p>
      <text:p text:style-name="Standard">Q6. Use echo to list the all files of /etc/ directory with extension name .conf</text:p>
      <text:p text:style-name="P3"><text:tab/><text:span text:style-name="T4">echo *.conf</text:span></text:p>
      <text:p text:style-name="Standard"/>
      <text:p text:style-name="Standard">Q7. Use echo to append your name to a.txt</text:p>
      <text:p text:style-name="Standard"><text:tab/><text:span text:style-name="T1">echo '</text:span><text:span text:style-name="T2">pratik shinde</text:span><text:span text:style-name="T1">' &gt;&gt;a.txt</text:span></text:p>
      <text:p text:style-name="Standard"/>
      <text:p text:style-name="Standard">==================================================================================</text:p>
      <text:p text:style-name="Standard"/>
      <text:p text:style-name="Standard">Note:Many operation might not work.Analyze them</text:p>
      <text:list xml:id="list1718398301" text:style-name="WWNum4">
        <text:list-item>
          <text:p text:style-name="P14">Create Three level nested directory a,b and c</text:p>
        </text:list-item>
      </text:list>
      <text:p text:style-name="P17"><text:span text:style-name="T1">mkdir a</text:span></text:p>
      <text:p text:style-name="P17"><text:span text:style-name="T1">cd a</text:span></text:p>
      <text:p text:style-name="P17"><text:span text:style-name="T1">mkdir b</text:span></text:p>
      <text:p text:style-name="P17"><text:span text:style-name="T1">cd b</text:span></text:p>
      <text:p text:style-name="P17"><text:span text:style-name="T1">mkdir c</text:span></text:p>
      <text:p text:style-name="Standard">a)Create at least one hidden file in each directory</text:p>
      <text:p text:style-name="No_20_Spacing"><text:tab/>touch .a.txt</text:p>
      <text:p text:style-name="No_20_Spacing"><text:tab/>touch .b.txt</text:p>
      <text:p text:style-name="No_20_Spacing"><text:tab/>touch .c.txt</text:p>
      <text:p text:style-name="Standard"/>
      <text:p text:style-name="Standard">b)Create at least one normal text file in each directory</text:p>
      <text:p text:style-name="No_20_Spacing"><text:tab/>touch a.txt</text:p>
      <text:p text:style-name="No_20_Spacing"><text:tab/>touch b.txt</text:p>
      <text:p text:style-name="No_20_Spacing">touch c.txt</text:p>
      <text:p text:style-name="Standard"/>
      <text:p text:style-name="Standard">c)Copy c into a</text:p>
      <text:p text:style-name="Standard"><text:tab/></text:p>
      <text:p text:style-name="Standard">d)Copy file inside a into b</text:p>
      <text:p text:style-name="Standard"><text:tab/><text:span text:style-name="T1">cp a.txt b</text:span></text:p>
      <text:p text:style-name="Standard">2.<text:tab/>Change the third level directory c permission to read only</text:p>
      <text:p text:style-name="Standard"><text:tab/><text:span text:style-name="T1">chmod 400 c </text:span></text:p>
      <text:p text:style-name="Standard">3.<text:tab/>Try copying third level c directory to outside of a</text:p>
      <text:p text:style-name="Standard"><text:tab/></text:p>
      <text:p text:style-name="No_20_Spacing"/>
      <text:p text:style-name="No_20_Spacing"><text:soft-page-break/>4.<text:tab/>Create the directory <text:s/>“data“ inside b</text:p>
      <text:p text:style-name="No_20_Spacing"/>
      <text:p text:style-name="No_20_Spacing"><text:tab/><text:span text:style-name="T1">cd b</text:span></text:p>
      <text:p text:style-name="No_20_Spacing"><text:span text:style-name="T1"><text:tab/>mkdir data</text:span></text:p>
      <text:p text:style-name="Standard">5.<text:tab/>Change the permission of b to read and write only</text:p>
      <text:p text:style-name="Standard"><text:tab/><text:span text:style-name="T1">chmod 600 b</text:span></text:p>
      <text:p text:style-name="Standard">6.<text:tab/>Create directory “data2” <text:s/>inside b</text:p>
      <text:p text:style-name="No_20_Spacing"><text:span text:style-name="T1"><text:tab/>cd b</text:span></text:p>
      <text:p text:style-name="No_20_Spacing"><text:span text:style-name="T1"><text:tab/>mkdir data2</text:span></text:p>
      <text:p text:style-name="Standard"/>
      <text:p text:style-name="Standard">7.<text:tab/>Create data.txt file inside b</text:p>
      <text:p text:style-name="Standard"><text:tab/><text:span text:style-name="T1">touch data.txt</text:span></text:p>
      <text:p text:style-name="Standard">8.<text:tab/>Rename the second level directory c to copied_dir</text:p>
      <text:p text:style-name="Standard"><text:tab/><text:span text:style-name="T1"> mv c copied_dir</text:span></text:p>
      <text:p text:style-name="Standard">9.<text:tab/>Change permission of copied_dir to only executable</text:p>
      <text:p text:style-name="Standard"><text:tab/><text:span text:style-name="T1"> chmod 100 copied_dir</text:span></text:p>
      <text:p text:style-name="Standard">10.<text:tab/>Try ls on copied_dir</text:p>
      <text:p text:style-name="Standard">11.<text:tab/>Try moving copied_dir to outside of a</text:p>
      <text:p text:style-name="Standard"/>
      <text:p text:style-name="Standard">12.<text:tab/>Try moving data directory outside of a</text:p>
      <text:p text:style-name="Standard">13.<text:tab/>Now change the owner of the directory a to root</text:p>
      <text:p text:style-name="P18"><text:tab/><text:span text:style-name="T8">sudo chown root a</text:span></text:p>
      <text:p text:style-name="Standard"/>
      <text:p text:style-name="Standard">14.<text:tab/>Change permission of a to read write and executable to only user</text:p>
      <text:p text:style-name="Standard"><text:s text:c="4"/><text:tab/><text:span text:style-name="T1">chmod 700 a</text:span></text:p>
      <text:p text:style-name="Standard">15.<text:tab/>Try creating directory sample inside a</text:p>
      <text:p text:style-name="No_20_Spacing"><text:tab/><text:span text:style-name="T1">cd a</text:span></text:p>
      <text:p text:style-name="No_20_Spacing"><text:span text:style-name="T1"><text:tab/>mkdir sample</text:span></text:p>
      <text:p text:style-name="No_20_Spacing"/>
      <text:p text:style-name="Standard">16.<text:tab/>Create directory x outside a</text:p>
      <text:p text:style-name="Standard"><text:tab/><text:span text:style-name="T1">mkdir x</text:span></text:p>
      <text:p text:style-name="Standard">17.<text:tab/>Try moving x inside a</text:p>
      <text:p text:style-name="Standard"><text:tab/><text:span text:style-name="T1">mv x a</text:span></text:p>
      <text:p text:style-name="Standard">18.<text:tab/>Create directory movies</text:p>
      <text:p text:style-name="Standard"><text:tab/><text:span text:style-name="T1">mkdir movies</text:span></text:p>
      <text:p text:style-name="Standard"><text:soft-page-break/>19.<text:tab/>Change group of movies to sudo</text:p>
      <text:p text:style-name="Standard"/>
      <text:p text:style-name="Standard">20.<text:tab/>Change group of movies to avahi</text:p>
      <text:p text:style-name="Standard">21.<text:tab/>Try changing permission after changing ownership to root</text:p>
      <text:p text:style-name="Standard"/>
      <text:p text:style-name="Standard">22.<text:tab/>Try Changing permission after changing group to sudo without sudo</text:p>
      <text:p text:style-name="Standard">23.<text:tab/>Try Changing owner and group both to root</text:p>
      <text:p text:style-name="Standard">24.<text:tab/>Try changinging permission</text:p>
      <text:p text:style-name="No_20_Spacing">25.<text:tab/>Try deleting the file</text:p>
      <text:p text:style-name="No_20_Spacing"><text:tab/><text:span text:style-name="T1">rm data.txt</text:span></text:p>
      <text:p text:style-name="Standard"/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language-complex="ar" style:country-complex="SA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10</meta:editing-cycles>
    <meta:creation-date>2020-09-06T11:43:00</meta:creation-date>
    <dc:date>2020-09-11T00:45:36.174000000</dc:date>
    <meta:editing-duration>PT21H57S</meta:editing-duration>
    <meta:generator>Cool_File_Viewer/6.2.8.2$Windows_x86 LibreOffice_project/</meta:generator>
    <meta:document-statistic meta:table-count="0" meta:image-count="0" meta:object-count="0" meta:page-count="6" meta:paragraph-count="176" meta:word-count="927" meta:character-count="5368" meta:non-whitespace-character-count="4472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